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1.066cm" presentation:class="title" presentation:user-transformed="true">
          <draw:text-box>
            <text:p>TW audio visual Presentation-4 </text:p>
          </draw:text-box>
        </draw:frame>
        <draw:frame presentation:style-name="pr2" draw:layer="layout" svg:width="24.639cm" svg:height="13.927cm" svg:x="1.4cm" svg:y="4.04cm" presentation:class="subtitle" presentation:user-transformed="true">
          <draw:text-box>
            <text:p>60 second talk describing the importance of Private Tuition and having this delivered by practicing software developers rather than teaching professionals. Include a few slides describing how these people will be recruited in different countries, trained, managed and compensated.</text:p>
            <text:p/>
            <text:p>Note: that this will be shown under the SODA LAKE Tab under TRAINING by-lines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30T11:03:22</meta:creation-date>
    <dc:date>2014-03-30T11:54:32</dc:date>
    <meta:editing-duration>PT24M4S</meta:editing-duration>
    <meta:editing-cycles>5</meta:editing-cycles>
    <meta:generator>LibreOffice/3.5$Linux_X86_64 LibreOffice_project/350m1$Build-2</meta:generator>
    <meta:document-statistic meta:object-count="25"/>
  </office:meta>
</office:document-meta>
</file>